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paragraph-rsid="0014550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145502" style:font-size-asian="14pt" style:font-weight-asian="normal" style:font-size-complex="14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5502"/>
    </style:style>
    <style:style style:name="T5" style:family="text">
      <style:text-properties officeooo:rsid="0014807c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</text:p>
      <text:p text:style-name="P2"/>
      <text:p text:style-name="P2"/>
      <text:p text:style-name="P2"/>
      <text:p text:style-name="P2"><text:tab/>Notre équipe de développement sera constitué de trois étudiant en licence 3ème année au CERI d'Avignon : <text:span text:style-name="T3">Zakaria Maghnouji</text:span>, <text:span text:style-name="T3">Julien Missichini</text:span> et <text:span text:style-name="T3">Dylan Hernandez</text:span>. Notre chef de projet est monsieur Dylan Hernandez pas de retour possible.</text:p>
      <text:p text:style-name="P2">Nous serons trois programmeurs. Il y aura un testeur qui sera notre chef d'équipe.</text:p>
      <text:p text:style-name="P2">Deux personnes s'occuperont de tout ce qui touche à la documentation (spécifique, technique...) qui seront Zakaria Maghnouji et Julien Missichini. Nous aurons pour but de développer un jeu type «<text:span text:style-name="T3"> Tamagoshi </text:span>» qui consistera à simuler la vie d'un petit animal.</text:p>
      <text:p text:style-name="P2"/>
      <text:p text:style-name="P2">On aura <text:span text:style-name="T3">7 séances </text:span>de 3 heures chacune afin de mener à bien le développement.</text:p>
      <text:p text:style-name="P2">Le projet sera implémenté en <text:span text:style-name="T3">C++</text:span> en utilisant ses capacités orientés objet et <text:s/>l'héritage.</text:p>
      <text:p text:style-name="P2"/>
      <text:p text:style-name="P2">Durant la première séance qui à lieu le <text:span text:style-name="T3">25 septembre 2014</text:span> on devra définir l'organisation globale des équipes et mettre en place le planning qui servira à ordonner les différentes tâches que nous devront réaliser. Nous aurons à mettre en place les différentes groupes de modélisation.</text:p>
      <text:p text:style-name="P2"/>
      <text:p text:style-name="P2"/>
      <text:p text:style-name="P3">Organisation de l'équipe projet :</text:p>
      <text:p text:style-name="P3"/>
      <text:list xml:id="list4609113413175484719" text:style-name="L1">
        <text:list-item>
          <text:p text:style-name="P4"><text:span text:style-name="T2">Dylan Hernandez</text:span><text:span text:style-name="T1"> (chef de projet)</text:span></text:p>
          <text:p text:style-name="P5"/>
          <text:p text:style-name="P5">Il sera chargé du développement global du jeu lui même c'est à dire qu'il s'occupera de la coordinations des différents modules du jeu. Il s'occupera aussi de la partie graphique du jeu.</text:p>
          <text:p text:style-name="P5">Il sera en charge de la gestion de la nourriture du Tamago<text:span text:style-name="T5">tc</text:span>hi.</text:p>
          <text:p text:style-name="P5"/>
        </text:list-item>
        <text:list-item>
          <text:p text:style-name="P4"><text:span text:style-name="T2">Zakaria Maghnouji </text:span><text:span text:style-name="T1">: </text:span></text:p>
        </text:list-item>
      </text:list>
      <text:p text:style-name="P2"/>
      <text:p text:style-name="P2"><text:tab/>Il se chargera du développement du module « Tamago<text:span text:style-name="T5">tc</text:span>hi » qui incluront ses différentes <text:tab/>caractéristiques, l'état d'humeur du Tamago<text:span text:style-name="T5">tc</text:span>hi etc … Il se chargera aussi du développement <text:tab/>graphique.</text:p>
      <text:p text:style-name="P2"/>
      <text:list xml:id="list261131203" text:continue-numbering="true" text:style-name="L1">
        <text:list-item>
          <text:p text:style-name="P4"><text:span text:style-name="T2">Julien Missichini </text:span><text:span text:style-name="T1">:</text:span></text:p>
        </text:list-item>
      </text:list>
      <text:p text:style-name="P2"/>
      <text:p text:style-name="P2"><text:tab/>Il développera le module Environnement qui inclura les différents lieu où qui seront <text:tab/>accessibles aux Tamago<text:span text:style-name="T5">tc</text:span>hi ainsi que la météo par exemple. Il s'occupera aussi du <text:tab/>gestionnaire de sauvegarde et de la gestion temporelle du jeu.</text:p>
      <text:p text:style-name="P2"/>
      <text:p text:style-name="P2"/>
      <text:p text:style-name="P6"><text:span text:style-name="T4">Planning :</text:span></text:p>
      <text:p text:style-name="P6"><text:span text:style-name="T4"/></text:p>
      <text:p text:style-name="P7"><text:span text:style-name="T4">- 1ere séance du 24 septembre : Mise en place du groupe et répartition des tâches, élaboration du planning</text:span></text:p>
      <text:p text:style-name="P7"><text:span text:style-name="T4"/></text:p>
      <text:p text:style-name="P7"><text:span text:style-name="T4">- 2eme séance du 8 Octobre : élaboration du cahier des charges</text:span><text:span text:style-name="T5">(choix d'implémentation,ressources et outils, fonctionnalités du tamagotchi...)</text:span></text:p>
      <text:p text:style-name="P7"><text:span text:style-name="T5"/></text:p>
      <text:p text:style-name="P7"><text:soft-page-break/><text:span text:style-name="T4">- 3eme séance du 15 Octobre : </text:span><text:span text:style-name="T5">méthodes de développement(gestion des versions, règles de documentation, protocole de test...)</text:span></text:p>
      <text:p text:style-name="P7"><text:span text:style-name="T5"/></text:p>
      <text:p text:style-name="P7"><text:span text:style-name="T4">- 4eme séance du 22 Octobre : </text:span><text:span text:style-name="T5">élaboration des spécifications techniques (diagramme de classe UML, architecture globale et définition de chaque fonctionnalités</text:span></text:p>
      <text:p text:style-name="P7"><text:span text:style-name="T4"/></text:p>
      <text:p text:style-name="P7"><text:span text:style-name="T4">- 5eme séance du 7 Novembre : </text:span><text:span text:style-name="T5">Début de la programmation du tamagotchi</text:span></text:p>
      <text:p text:style-name="P7"><text:span text:style-name="T4"/></text:p>
      <text:p text:style-name="P7"><text:span text:style-name="T4">- 6eme séance du 27 Novembre : </text:span><text:span text:style-name="T5">Avancement de la partie programmation, début des tests.</text:span></text:p>
      <text:p text:style-name="P7"><text:span text:style-name="T4"/></text:p>
      <text:p text:style-name="P7"><text:span text:style-name="T4">- 7eme séance du 4 Décembre : </text:span><text:span text:style-name="T5">Finalisation des tests, élaboration du rapport de test et rendu du projet fi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hnouji Zakaria</meta:initial-creator>
    <meta:creation-date>2014-09-25T14:44:35</meta:creation-date>
    <dc:date>2014-10-08T13:51:44</dc:date>
    <meta:editing-duration>PT54M15S</meta:editing-duration>
    <meta:editing-cycles>5</meta:editing-cycles>
    <meta:generator>LibreOffice/4.0.2.2$Linux_x86 LibreOffice_project/400m0$Build-2</meta:generator>
    <dc:creator>Missichini Julien</dc:creator>
    <meta:document-statistic meta:table-count="0" meta:image-count="0" meta:object-count="0" meta:page-count="2" meta:paragraph-count="25" meta:word-count="425" meta:character-count="2621" meta:non-whitespace-character-count="2217"/>
  </office:meta>
</office:document-meta>
</file>